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b277d" loext:opacity="100%" fo:font-weight="bold" style:font-weight-asian="bold" style:font-weight-complex="bold"/>
    </style:style>
    <style:style style:name="T3" style:family="text">
      <style:text-properties fo:color="#5b277d" loext:opacity="100%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5b277d" loext:opacity="100%" fo:font-size="26pt" fo:font-weight="bold" officeooo:rsid="001d9058" style:font-size-asian="26pt" style:font-weight-asian="bold" style:font-size-complex="26pt" style:font-weight-complex="bold"/>
    </style:style>
    <style:style style:name="T5" style:family="text">
      <style:text-properties fo:color="#5b277d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Your reservation:</text:span><text:line-break/><text:line-break/>Booking Date: {{BookingDate}}<text:line-break/>Travel End Date: {{TravelEndDate}}<text:line-break/>Number of People: {{NumberOfPeople}}<text:line-break/>Total Cost: {{TotalCost}}<text:line-break/>---------------------------------------<text:line-break/>Customer Information:<text:line-break/>First Name: {{FirstName}}<text:line-break/>Last Name: {{LastName}}<text:line-break/>Email: {{Email}}<text:line-break/>Phone Number: {{PhoneNumber}}<text:line-break/><text:line-break/><text:span text:style-name="T5">Thank you for your reservation!</text:span><text:span text:style-name="T6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09T01:16:23.723000000</dc:date>
    <meta:editing-duration>PT1M52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" meta:word-count="35" meta:character-count="339" meta:non-whitespace-character-count="302"/>
  </office:meta>
</office:document-meta>
</file>